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2F7DD1B082B7D4C2B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828cm" svg:height="19.252cm" svg:x="1.572cm" svg:y="0.747cm">
          <draw:image xlink:href="Pictures/1000020100000384000002F7DD1B082B7D4C2B54.png" xlink:type="simple" xlink:show="embed" xlink:actuate="onLoad" draw:mime-type="image/png">
            <text:p/>
          </draw:image>
        </draw:frame>
        <draw:frame draw:style-name="gr2" draw:text-style-name="P2" draw:layer="layout" svg:width="8.75cm" svg:height="3.806cm" svg:x="20.36cm" svg:y="16.138cm">
          <draw:text-box>
            <text:p>Sudden VFO <text:s/>- PCB</text:p>
            <text:p>Board dimensions for fascia</text:p>
            <text:p/>
            <text:p>Daimon Tilley, G4USI</text:p>
            <text:p>July 202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4T18:33:39.227000000</meta:creation-date>
    <dc:date>2022-07-04T23:28:12.364000000</dc:date>
    <meta:editing-duration>PT51M31S</meta:editing-duration>
    <meta:editing-cycles>4</meta:editing-cycles>
    <meta:generator>LibreOffice/7.1.0.3$Windows_X86_64 LibreOffice_project/f6099ecf3d29644b5008cc8f48f42f4a40986e4c</meta:generator>
    <meta:print-date>2022-07-04T23:23:56.609000000</meta:print-date>
    <meta:document-statistic meta:object-count="2"/>
  </office:meta>
</office:document-meta>
</file>